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Albany AMT" svg:font-family="'Albany AMT', Arial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4" style:family="table">
      <style:table-properties style:width="5.874cm" fo:margin-left="2.662cm" fo:margin-right="6.463cm" table:align="margins" style:writing-mode="lr-tb"/>
    </style:style>
    <style:style style:name="Tabla14.A" style:family="table-column">
      <style:table-column-properties style:column-width="5.874cm" style:rel-column-width="65535*"/>
    </style:style>
    <style:style style:name="Tabla14.A1" style:family="table-cell">
      <style:table-cell-properties fo:padding="0.097cm" fo:border="0.05pt solid #000000"/>
    </style:style>
    <style:style style:name="Tabla17" style:family="table">
      <style:table-properties style:width="2.487cm" fo:margin-left="3.852cm" fo:margin-right="8.659cm" table:align="margins" style:writing-mode="lr-tb"/>
    </style:style>
    <style:style style:name="Tabla17.A" style:family="table-column">
      <style:table-column-properties style:column-width="2.487cm" style:rel-column-width="65535*"/>
    </style:style>
    <style:style style:name="Tabla17.A1" style:family="table-cell">
      <style:table-cell-properties fo:padding="0.097cm" fo:border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Georgia" fo:font-size="11pt" style:font-size-asian="11pt" style:font-name-complex="Georgia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Georgia" fo:font-size="11pt" fo:font-weight="bold" style:font-size-asian="11pt" style:font-weight-asian="bold" style:font-name-complex="Georgia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Georgia" fo:font-size="11pt" fo:font-style="italic" fo:font-weight="bold" style:font-size-asian="11pt" style:font-style-asian="italic" style:font-weight-asian="bold" style:font-name-complex="Georgia" style:font-size-complex="11pt" style:font-style-complex="italic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o_20_independiente_20_2">
      <style:paragraph-properties fo:margin-left="0cm" fo:margin-right="-0.086cm" fo:text-align="justify" style:justify-single-word="false" fo:text-indent="0cm" style:auto-text-indent="false"/>
      <style:text-properties fo:color="#000000" fo:font-weight="bold" style:font-weight-asian="bold"/>
    </style:style>
    <style:style style:name="P8" style:family="paragraph" style:parent-style-name="Texto_20_independiente_20_2">
      <style:paragraph-properties fo:margin-left="0cm" fo:margin-right="-0.086cm" fo:text-align="justify" style:justify-single-word="false" fo:text-indent="0cm" style:auto-text-indent="false"/>
      <style:text-properties fo:color="#000000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-0.086cm" fo:text-align="justify" style:justify-single-word="false" fo:text-indent="0cm" style:auto-text-indent="false"/>
      <style:text-properties fo:color="#000000" style:text-underline-style="solid" style:text-underline-width="auto" style:text-underline-color="font-color" fo:font-weight="bold" style:font-weight-asian="bold"/>
    </style:style>
    <style:style style:name="P10" style:family="paragraph" style:parent-style-name="Texto_20_independiente_20_2" style:master-page-name="Standard">
      <style:paragraph-properties fo:margin-left="0cm" fo:margin-right="-0.086cm" fo:text-align="justify" style:justify-single-word="false" fo:text-indent="0cm" style:auto-text-indent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00" style:text-underline-style="solid" style:text-underline-width="auto" style:text-underline-color="font-color" fo:font-weight="bold" officeooo:rsid="00192e9b" style:font-weight-asian="bold"/>
    </style:style>
    <style:style style:name="T4" style:family="text">
      <style:text-properties fo:color="#000000"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E</text:span><text:span text:style-name="T2">jercicio</text:span></text:p>
      <text:p text:style-name="P2"><text:span text:style-name="T5">Problema a solucionar</text:span>: Realizar una aplicación para adivinar un número aleatorio entre 1000 y 1050. Se tendrán un máximo de 5 intentos antes de mostrar el mensaje: “<text:span text:style-name="T5">Perdiste, intentos agotados”</text:span></text:p>
      <text:p text:style-name="P4"/>
      <text:p text:style-name="P4">Enunciado:</text:p>
      <text:p text:style-name="P2">Interfaz activity <text:span text:style-name="T5">xml</text:span>:<text:span text:style-name="T1"> <text:s text:c="21"/></text:span></text:p>
      <text:p text:style-name="P3"><text:tab/><text:tab/> Introduzca un número</text:p>
      <text:p text:style-name="P3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"/>
          </table:table-cell>
        </table:table-row>
      </table:table>
      <text:p text:style-name="P3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">Comprobar</text:p>
          </table:table-cell>
        </table:table-row>
      </table:table>
      <text:p text:style-name="P2"/>
      <text:p text:style-name="P2">Realiza una aplicación que muestre mediante un <text:span text:style-name="T5">Toast</text:span> un número entre 1000 y 1050. Dicho número debe generarse de manera aleatoria</text:p>
      <text:p text:style-name="P2">Se debe adivinar dicho número, en cuyo caso aparecerá un Toast informando, <text:span text:style-name="T5">“Ganaste”</text:span>. </text:p>
      <text:p text:style-name="P2">Si no se adivina se debe mostrar un <text:span text:style-name="T5">Toast</text:span> que informe si el número a adivinar es mayor o menor.</text:p>
      <text:p text:style-name="P2">Si se introduce un número menor de 1000 mostrar un <text:span text:style-name="T5">Toast</text:span> que informe que el número debe ser mayor de 1000.</text:p>
      <text:p text:style-name="P2">Si se introduce un número mayor de 1050 mostrar un <text:span text:style-name="T5">Toast</text:span> que informe que el número debe ser menor de 1050.</text:p>
      <text:p text:style-name="P2">Se debe controlar que el <text:span text:style-name="T5">EditText</text:span> donde se introduce el número no está vacío.</text:p>
      <text:p text:style-name="P2">También se deben controlar el número de intentos, se tendrán como máximo cinco intentos, si no se adivina el número en el intento 5 aparecerá un <text:span text:style-name="T5">Toast</text:span> que nos dirá <text:span text:style-name="T5">“Perdiste, intentos agotados”</text:span></text:p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Albany AMT" svg:font-family="'Albany AMT', Arial" style:font-pitch="variable"/>
    <style:font-face style:name="Georgia" svg:font-family="Georgia" style:font-family-generic="roman" style:font-pitch="variable"/>
    <style:font-face style:name="Nimbus Roman No9 L" svg:font-family="'Nimbus Roman No9 L'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horndale AMT" fo:font-family="'Thorndale AMT', 'Times New Roman'" style:font-family-generic="roman" style:font-pitch="variable" fo:font-size="12pt" fo:language="es" fo:country="ES" style:letter-kerning="true" style:font-name-asian="Albany AMT" style:font-family-asian="'Albany AMT', Arial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line-height="150%" fo:text-align="center" style:justify-single-word="false"/>
      <style:text-properties fo:color="#ffffff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WW8Num1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article_5f_seperator" style:display-name="article_seperator" style:family="text" style:parent-style-name="Fuente_20_de_20_párrafo_20_predeter."/>
    <style:style style:name="WW8Num31z0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106cm" text:min-label-width="0.635cm"/>
      </text:list-level-style-number>
      <text:list-level-style-number text:level="2" style:num-suffix="." style:num-format="a" style:num-letter-sync="true">
        <style:list-level-properties text:space-before="1.376cm" text:min-label-width="0.635cm"/>
      </text:list-level-style-number>
      <text:list-level-style-number text:level="3" style:num-suffix="." style:num-format="i">
        <style:list-level-properties text:min-label-width="3.281cm" text:min-label-distance="0.318cm" fo:text-align="end"/>
      </text:list-level-style-number>
      <text:list-level-style-number text:level="4" style:num-suffix="." style:num-format="1">
        <style:list-level-properties text:space-before="3.916cm" text:min-label-width="0.635cm"/>
      </text:list-level-style-number>
      <text:list-level-style-number text:level="5" style:num-suffix="." style:num-format="a" style:num-letter-sync="true">
        <style:list-level-properties text:space-before="5.186cm" text:min-label-width="0.635cm"/>
      </text:list-level-style-number>
      <text:list-level-style-number text:level="6" style:num-suffix="." style:num-format="i">
        <style:list-level-properties text:min-label-width="7.091cm" text:min-label-distance="0.318cm" fo:text-align="end"/>
      </text:list-level-style-number>
      <text:list-level-style-number text:level="7" style:num-suffix="." style:num-format="1">
        <style:list-level-properties text:space-before="7.726cm" text:min-label-width="0.635cm"/>
      </text:list-level-style-number>
      <text:list-level-style-number text:level="8" style:num-suffix="." style:num-format="a" style:num-letter-sync="true">
        <style:list-level-properties text:space-before="8.996cm" text:min-label-width="0.635cm"/>
      </text:list-level-style-number>
      <text:list-level-style-number text:level="9" style:num-suffix="." style:num-format="i">
        <style:list-level-properties text:min-label-width="10.90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text:style-name="WW8Num31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draw:z-index="0"><draw:text-box fo:min-height="0.37cm" fo:min-width="0.041cm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Examen de Desarrollo de Funciones en el Sistema Informático  4-12-2008</dc:title>
    <meta:initial-creator>XP</meta:initial-creator>
    <meta:creation-date>2009-03-10T11:18:00</meta:creation-date>
    <dc:date>2016-02-28T23:58:35.327689395</dc:date>
    <meta:print-date>2010-12-10T14:12:48</meta:print-date>
    <meta:editing-cycles>458</meta:editing-cycles>
    <meta:editing-duration>P2DT12H42M58S</meta:editing-duration>
    <dc:creator>Valentina Porras</dc:creator>
    <meta:document-statistic meta:table-count="2" meta:image-count="0" meta:object-count="0" meta:page-count="1" meta:paragraph-count="14" meta:word-count="183" meta:character-count="1081" meta:non-whitespace-character-count="886"/>
    <meta:user-defined meta:name="Información 1"/>
    <meta:user-defined meta:name="Información 2"/>
    <meta:user-defined meta:name="Información 3"/>
    <meta:user-defined meta:name="Información 4"/>
  </office:meta>
</office:document-meta>
</file>